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8f8f" officeooo:paragraph-rsid="00008f8f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008f8f" officeooo:paragraph-rsid="00008f8f"/>
    </style:style>
    <style:style style:name="P3" style:family="paragraph" style:parent-style-name="Table_20_Contents">
      <style:text-properties officeooo:rsid="00023dca" officeooo:paragraph-rsid="00023dca"/>
    </style:style>
    <style:style style:name="P4" style:family="paragraph" style:parent-style-name="Table_20_Contents">
      <style:text-properties fo:color="#ce181e" officeooo:rsid="00023dca" officeooo:paragraph-rsid="00023dca"/>
    </style:style>
    <style:style style:name="P5" style:family="paragraph" style:parent-style-name="Standard" style:list-style-name="L1">
      <style:text-properties officeooo:rsid="00008f8f" officeooo:paragraph-rsid="00008f8f"/>
    </style:style>
    <style:style style:name="P6" style:family="paragraph" style:parent-style-name="Standard" style:list-style-name="L2">
      <style:text-properties officeooo:rsid="00008f8f" officeooo:paragraph-rsid="00008f8f"/>
    </style:style>
    <style:style style:name="P7" style:family="paragraph" style:parent-style-name="Standard" style:list-style-name="L3">
      <style:text-properties officeooo:rsid="00008f8f" officeooo:paragraph-rsid="00008f8f"/>
    </style:style>
    <style:style style:name="P8" style:family="paragraph" style:parent-style-name="Standard">
      <style:paragraph-properties fo:text-align="center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ce181e" fo:font-size="16pt" officeooo:rsid="00052ffd" officeooo:paragraph-rsid="00052ffd" style:font-size-asian="16pt" style:font-size-complex="16pt"/>
    </style:style>
    <style:style style:name="P9" style:family="paragraph" style:parent-style-name="Table_20_Contents" style:list-style-name="L4"/>
    <style:style style:name="P10" style:family="paragraph" style:parent-style-name="Table_20_Contents" style:list-style-name="L4">
      <style:text-properties officeooo:rsid="00023dca" officeooo:paragraph-rsid="00023dca"/>
    </style:style>
    <style:style style:name="P11" style:family="paragraph" style:parent-style-name="Table_20_Contents">
      <style:text-properties officeooo:rsid="000645a0" officeooo:paragraph-rsid="000645a0"/>
    </style:style>
    <style:style style:name="T1" style:family="text">
      <style:text-properties officeooo:rsid="0000e23c"/>
    </style:style>
    <style:style style:name="T2" style:family="text">
      <style:text-properties officeooo:rsid="00021ea1"/>
    </style:style>
    <style:style style:name="T3" style:family="text">
      <style:text-properties officeooo:rsid="000645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i baba di</text:p>
      <text:p text:style-name="P2">Prototype of thesis</text:p>
      <text:p text:style-name="P1"/>
      <text:list xml:id="list2350200666" text:style-name="L1">
        <text:list-item>
          <text:p text:style-name="P5">Introduction</text:p>
        </text:list-item>
        <text:list-item>
          <text:p text:style-name="P5">Review of literature</text:p>
        </text:list-item>
        <text:list-item>
          <text:p text:style-name="P5">Main chapter </text:p>
        </text:list-item>
      </text:list>
      <text:list xml:id="list2819293633" text:style-name="L2">
        <text:list-item>
          <text:p text:style-name="P6"><text:span text:style-name="T2">M</text:span>ipepbase</text:p>
        </text:list-item>
        <text:list-item>
          <text:p text:style-name="P6">Properties of mimicry proteins</text:p>
        </text:list-item>
        <text:list-item>
          <text:p text:style-name="P6">Mycobacterium mimicry protein help in latent phase establishment</text:p>
        </text:list-item>
        <text:list-item>
          <text:p text:style-name="P6">Schema to targete these mimicry proteins</text:p>
        </text:list-item>
      </text:list>
      <text:list xml:id="list284606449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tab/>Model organism: MTB</text:p>
                            </text:list-item>
                            <text:list-item>
                              <text:p text:style-name="P7"><text:tab/>also check for non-tuberculosis mycobacterium: MA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4. Summary <text:span text:style-name="T1">&amp; future prospect</text:span></text:p>
      <text:p text:style-name="P1">5. <text:s/><text:span text:style-name="T1">Reference</text:span></text:p>
      <text:p text:style-name="P1"/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S.no.</text:p>
          </table:table-cell>
          <table:table-cell table:style-name="Table1.A1" office:value-type="string">
            <text:p text:style-name="P3">Topics</text:p>
          </table:table-cell>
          <table:table-cell table:style-name="Table1.A1" office:value-type="string">
            <text:p text:style-name="P3">Write</text:p>
          </table:table-cell>
          <table:table-cell table:style-name="Table1.A1" office:value-type="string">
            <text:p text:style-name="P3">Done-with-corrections</text:p>
          </table:table-cell>
          <table:table-cell table:style-name="Table1.E1" office:value-type="string">
            <text:p text:style-name="P11">Publised</text:p>
          </table:table-cell>
        </table:table-row>
        <table:table-row>
          <table:table-cell table:style-name="Table1.A2" office:value-type="string">
            <text:list xml:id="list1809468699" text:style-name="L4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4">Introduc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5602168718" text:continue-numbering="true" text:style-name="L4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4">R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6450121023" text:continue-numbering="true" text:style-name="L4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P3">Mipepbase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3"><text:span text:style-name="T3">Yes</text:span>, it Published</text:p>
          </table:table-cell>
        </table:table-row>
        <table:table-row>
          <table:table-cell table:style-name="Table1.A2" office:value-type="string">
            <text:list xml:id="list4856112638364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Proteins properties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6080654709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Exosome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5401229859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MTB DDT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3"><text:span text:style-name="T3">Yes</text:span>, it published</text:p>
          </table:table-cell>
        </table:table-row>
        <table:table-row>
          <table:table-cell table:style-name="Table1.A2" office:value-type="string">
            <text:list xml:id="list4854693160219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MAP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5620150857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4">Summary &amp; futur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6459395560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Reference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4855756578855" text:continue-numbering="true" text:style-name="L4">
              <text:list-item>
                <text:p text:style-name="P9"/>
              </text:list-item>
            </text:list>
          </table:table-cell>
          <table:table-cell table:style-name="Table1.A2" office:value-type="string">
            <text:p text:style-name="P3">Synopis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3:53:07.971644300</meta:creation-date>
    <dc:date>2020-04-14T00:48:54.357203216</dc:date>
    <meta:editing-duration>PT35M1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99" meta:character-count="560" meta:non-whitespace-character-count="514"/>
  </office:meta>
</office:document-meta>
</file>